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使えない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</text:p>
          </table:table-cell>
          <table:table-cell table:style-name="ce0" office:value-type="string">
            <text:p>Map406</text:p>
          </table:table-cell>
          <table:table-cell table:style-name="ce0"/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トイレ発見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、無人の館だから水道も通って
ないんだね。　使えない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人ちゃん、トイレ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風呂の時に話したことを忘れた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スーツには、体表から出た汚れを
瞬時に分解消滅させる機能が付いて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つまり、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も例外じゃ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テムを最大に機能させれば、出した
瞬間から全部分解消滅させてくれる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ワタシにはトイレなんて必要ないん
だヨー！！　わはははは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、うらやましい気もする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垂れ流しってこと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